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100" dr3d:vertical-segments="100" dr3d:edge-rounding="0%" dr3d:back-scale="100%" dr3d:end-angle="1800" dr3d:backface-culling="enabled" dr3d:close-front="true" dr3d:close-back="true" dr3d:normals-kind="flat" dr3d:normals-direction="inverse" dr3d:texture-filter="enabled" dr3d:diffuse-color="#00b8ff" dr3d:shininess="15%" dr3d:shadow="hidden"/>
    </style:style>
    <style:style style:name="gr4" style:family="graphic" style:parent-style-name="objectwithoutfill">
      <style:graphic-properties svg:stroke-width="0cm" svg:stroke-color="#000000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488cm" svg:y1="1.597cm" svg:x2="2.345cm" svg:y2="0.327cm">
            <text:p/>
          </draw:line>
          <draw:line draw:style-name="gr1" draw:text-style-name="P1" draw:layer="layout" svg:x1="2.703cm" svg:y1="2.271cm" svg:x2="0.694cm" svg:y2="1.47cm">
            <text:p/>
          </draw:line>
          <dr3d:scene draw:style-name="gr2" svg:width="4.192cm" svg:height="4.334cm" svg:x="1.455cm" svg:y="0.581cm" dr3d:transform="matrix (-0.334907577785709 -0.687429563290489 0.644420289761232 -0.00196365889828829 -0.683405070014735 -0.730036748610554 0.942248936526561 -0.245760260807952 0.227527659466217 1.31928953078913cm 0.811247791734468cm -0.441991813163216cm)" dr3d:vrp="(0 0 16888.1428571429)" dr3d:vpn="(0 0 14297.1428571429)" dr3d:projection="parallel" dr3d:distance="2.591cm" dr3d:focal-length="10.008cm" dr3d:shadow-slant="1" dr3d:shade-mode="gouraud" dr3d:ambient-color="#666666" dr3d:lighting-mode="false">
            <dr3d:light dr3d:diffuse-color="#dddddd" dr3d:direction="(0.508812426509133 0.563012505762166 0.65125020766622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3" draw:layer="layout" svg:viewBox="0 -5000 2500 10000" svg:d="M0-5000h250 250 500 500 500 250 250v10000h-250-250-500-500-500-250-250z"/>
          </dr3d:scene>
          <draw:line draw:style-name="gr4" draw:text-style-name="P1" draw:layer="layout" svg:x1="3.869cm" svg:y1="2.232cm" svg:x2="7.044cm" svg:y2="2.232cm">
            <text:p/>
          </draw:line>
          <draw:line draw:style-name="gr4" draw:text-style-name="P1" draw:layer="layout" svg:x1="3.869cm" svg:y1="3.375cm" svg:x2="7.044cm" svg:y2="3.375cm">
            <text:p/>
          </draw:line>
          <draw:line draw:style-name="gr4" draw:text-style-name="P1" draw:layer="layout" svg:x1="3.869cm" svg:y1="4.872cm" svg:x2="7.044cm" svg:y2="4.872cm">
            <text:p/>
          </draw:line>
          <draw:line draw:style-name="gr4" draw:text-style-name="P1" draw:layer="layout" svg:x1="3.869cm" svg:y1="3.883cm" svg:x2="7.044cm" svg:y2="3.883cm">
            <text:p/>
          </draw:line>
          <draw:line draw:style-name="gr4" draw:text-style-name="P1" draw:layer="layout" svg:x1="3.869cm" svg:y1="4.391cm" svg:x2="7.044cm" svg:y2="4.391cm">
            <text:p/>
          </draw:line>
          <draw:line draw:style-name="gr4" draw:text-style-name="P1" draw:layer="layout" svg:x1="3.869cm" svg:y1="2.867cm" svg:x2="7.044cm" svg:y2="2.867cm">
            <text:p/>
          </draw:line>
          <draw:line draw:style-name="gr1" draw:text-style-name="P1" draw:layer="layout" svg:x1="4.413cm" svg:y1="0.789cm" svg:x2="4.286cm" svg:y2="0.154cm">
            <text:p/>
          </draw:line>
          <draw:line draw:style-name="gr1" draw:text-style-name="P1" draw:layer="layout" svg:x1="2.215cm" svg:y1="2.944cm" svg:x2="0.059cm" svg:y2="3.121cm">
            <text:p/>
          </draw:line>
          <draw:line draw:style-name="gr1" draw:text-style-name="P1" draw:layer="layout" svg:x1="2.38cm" svg:y1="3.212cm" svg:x2="0.567cm" svg:y2="4.391cm">
            <text:p/>
          </draw:line>
          <draw:line draw:style-name="gr1" draw:text-style-name="P1" draw:layer="layout" svg:x1="2.98cm" svg:y1="3.375cm" svg:x2="1.888cm" svg:y2="5.242cm">
            <text:p/>
          </draw:line>
          <draw:frame draw:style-name="gr5" draw:text-style-name="P2" draw:layer="layout" svg:width="0.815cm" svg:height="0.95cm" svg:x="7.245cm" svg:y="3.756cm">
            <draw:text-box>
              <text:p><text:span text:style-name="T1">σ</text:span></text:p>
            </draw:text-box>
          </draw:frame>
          <draw:frame draw:style-name="gr6" draw:text-style-name="P2" draw:layer="layout" svg:width="0.891cm" svg:height="0.95cm" svg:x="1.075cm" svg:y="0.454cm">
            <draw:text-box>
              <text:p><text:span text:style-name="T1">P</text:span></text:p>
            </draw:text-box>
          </draw:frame>
          <draw:line draw:style-name="gr4" draw:text-style-name="P1" draw:layer="layout" svg:x1="5.588cm" svg:y1="0.849cm" svg:x2="8.763cm" svg:y2="0.849cm">
            <text:p/>
          </draw:line>
          <draw:line draw:style-name="gr4" draw:text-style-name="P1" draw:layer="layout" svg:x1="5.588cm" svg:y1="1.992cm" svg:x2="8.763cm" svg:y2="1.992cm">
            <text:p/>
          </draw:line>
          <draw:line draw:style-name="gr4" draw:text-style-name="P1" draw:layer="layout" svg:x1="5.588cm" svg:y1="3.489cm" svg:x2="8.763cm" svg:y2="3.489cm">
            <text:p/>
          </draw:line>
          <draw:line draw:style-name="gr4" draw:text-style-name="P1" draw:layer="layout" svg:x1="5.588cm" svg:y1="2.5cm" svg:x2="8.763cm" svg:y2="2.5cm">
            <text:p/>
          </draw:line>
          <draw:line draw:style-name="gr4" draw:text-style-name="P1" draw:layer="layout" svg:x1="5.588cm" svg:y1="3.008cm" svg:x2="8.763cm" svg:y2="3.008cm">
            <text:p/>
          </draw:line>
          <draw:line draw:style-name="gr4" draw:text-style-name="P1" draw:layer="layout" svg:x1="5.588cm" svg:y1="1.484cm" svg:x2="8.763cm" svg:y2="1.4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6:39:17.731898248</meta:creation-date>
    <dc:date>2017-03-13T23:33:59.125692032</dc:date>
    <meta:editing-duration>PT33M17S</meta:editing-duration>
    <meta:editing-cycles>5</meta:editing-cycles>
    <meta:generator>LibreOffice/5.3.0.3$Linux_X86_64 LibreOffice_project/30m0$Build-3</meta:generator>
    <meta:document-statistic meta:object-count="23"/>
  </office:meta>
</office:document-meta>
</file>